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7">
      <style:paragraph-properties fo:margin-top="0in" fo:margin-bottom="0in" style:contextual-spacing="false"/>
      <style:text-properties style:font-name="Brix Slab Regular"/>
    </style:style>
    <style:style style:name="P24" style:family="paragraph" style:parent-style-name="Text_20_body" style:list-style-name="L7">
      <style:text-properties style:font-name="Brix Slab Regular"/>
    </style:style>
    <style:style style:name="P25" style:family="paragraph" style:parent-style-name="Text_20_body" style:list-style-name="L8">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ie </text:span><text:span text:style-name="Strong_20_Emphasis"><text:span text:style-name="T1">senseBox LED Matrix</text:span></text:span><text:span text:style-name="T1"> ist ein Modul, das entwickelt wurde, um visuelle Informationen anzuzeigen, indem es eine Anordnung von LEDs verwendet. Solche Matrizen werden oft in der Elektronik und Programmierung verwendet, um einfache Grafiken, Text, Animationen und andere Visualisierungen darzustellen. Die LED Matrix kann über Mikrocontroller wie die senseBox MCU gesteuert werden, um eine Vielzahl von Darstellungen zu ermöglichen.</text:span></text:p>
      <text:h text:style-name="P2" text:outline-level="3">Ausführliches Datenblatt für die senseBox LED Matrix</text:h>
      <text:h text:style-name="P3" text:outline-level="4">Allgemeine Informationen</text:h>
      <text:list xml:id="list1316533879" text:style-name="L1">
        <text:list-item>
          <text:p text:style-name="P7"><text:span text:style-name="Strong_20_Emphasis"><text:span text:style-name="T1">Produktname:</text:span></text:span><text:span text:style-name="T1"> senseBox LED Matrix</text:span></text:p>
        </text:list-item>
        <text:list-item>
          <text:p text:style-name="P6"><text:span text:style-name="Strong_20_Emphasis"><text:span text:style-name="T1">Einsatzbereiche:</text:span></text:span><text:span text:style-name="T1"> Anzeige von Text, Grafiken, Animationen, Visualisierung von Daten, Benachrichtigungen</text:span></text:p>
        </text:list-item>
      </text:list>
      <text:h text:style-name="P3" text:outline-level="4">Technische Spezifikationen</text:h>
      <text:h text:style-name="P4" text:outline-level="5">LED Eigenschaften</text:h>
      <text:list xml:id="list3802997238" text:style-name="L2">
        <text:list-item>
          <text:p text:style-name="P9"><text:span text:style-name="Strong_20_Emphasis"><text:span text:style-name="T1">LED Typ:</text:span></text:span><text:span text:style-name="T1"> WS2812 RGB LEDs (integrierte RGB-LEDs mit Steuerungselektronik)</text:span></text:p>
        </text:list-item>
        <text:list-item>
          <text:p text:style-name="P9"><text:span text:style-name="Strong_20_Emphasis"><text:span text:style-name="T1">Matrix Größe:</text:span></text:span><text:span text:style-name="T1"> 8 x 12 LEDs</text:span></text:p>
        </text:list-item>
        <text:list-item>
          <text:p text:style-name="P9"><text:span text:style-name="Strong_20_Emphasis"><text:span text:style-name="T1">Anzahl der LEDs:</text:span></text:span><text:span text:style-name="T1"> Insgesamt 96 LEDs</text:span></text:p>
        </text:list-item>
        <text:list-item>
          <text:p text:style-name="P9"><text:span text:style-name="Strong_20_Emphasis"><text:span text:style-name="T1">Farbdarstellung:</text:span></text:span><text:span text:style-name="T1"> 24-Bit (8 Bit pro Farbe, insgesamt 16.777.216 Farben)</text:span></text:p>
        </text:list-item>
        <text:list-item>
          <text:p text:style-name="P8"><text:span text:style-name="Strong_20_Emphasis"><text:span text:style-name="T1">Helligkeit:</text:span></text:span><text:span text:style-name="T1"> Einstellbar über PWM (Pulse Width Modulation) pro Farbe</text:span></text:p>
        </text:list-item>
      </text:list>
      <text:h text:style-name="P4" text:outline-level="5">Elektrische Eigenschaften</text:h>
      <text:list xml:id="list2963993413" text:style-name="L3">
        <text:list-item>
          <text:p text:style-name="P11"><text:span text:style-name="Strong_20_Emphasis"><text:span text:style-name="T1">Betriebsspannung:</text:span></text:span><text:span text:style-name="T1"> 5V DC</text:span></text:p>
        </text:list-item>
        <text:list-item>
          <text:p text:style-name="P11"><text:span text:style-name="Strong_20_Emphasis"><text:span text:style-name="T1">Stromverbrauch:</text:span></text:span></text:p>
          <text:list>
            <text:list-item>
              <text:p text:style-name="P11"><text:span text:style-name="Strong_20_Emphasis"><text:span text:style-name="T1">Maximal (alle LEDs weiß, volle Helligkeit):</text:span></text:span><text:span text:style-name="T1"> Bis zu 60 mA pro LED, insgesamt bis zu 5.76 A</text:span></text:p>
            </text:list-item>
            <text:list-item>
              <text:p text:style-name="P11"><text:span text:style-name="Strong_20_Emphasis"><text:span text:style-name="T1">Typisch (variabel je nach Farbdarstellung und Helligkeit):</text:span></text:span><text:span text:style-name="T1"> 20 mA bis 60 mA pro LED</text:span></text:p>
            </text:list-item>
          </text:list>
        </text:list-item>
        <text:list-item>
          <text:p text:style-name="P11"><text:span text:style-name="Strong_20_Emphasis"><text:span text:style-name="T1">Schnittstelle:</text:span></text:span><text:span text:style-name="T1"> Einzeldraht-Serielle Schnittstelle (Data In/Out)</text:span></text:p>
        </text:list-item>
        <text:list-item>
          <text:p text:style-name="P10"><text:span text:style-name="Strong_20_Emphasis"><text:span text:style-name="T1">Datenrate:</text:span></text:span><text:span text:style-name="T1"> Bis zu 800 kHz</text:span></text:p>
        </text:list-item>
      </text:list>
      <text:h text:style-name="P4" text:outline-level="5">Physische Eigenschaften</text:h>
      <text:list xml:id="list3460028436" text:style-name="L4">
        <text:list-item>
          <text:p text:style-name="P13"><text:span text:style-name="Strong_20_Emphasis"><text:span text:style-name="T1">Abmessungen:</text:span></text:span><text:span text:style-name="T1"> Ca. 100 mm x 150 mm (variabel je nach Design und Abständen zwischen den LEDs)</text:span></text:p>
        </text:list-item>
        <text:list-item>
          <text:p text:style-name="P13"><text:span text:style-name="Strong_20_Emphasis"><text:span text:style-name="T1">Gehäuse:</text:span></text:span><text:span text:style-name="T1"> PCB-Platine mit offenen oder geschützten LEDs</text:span></text:p>
        </text:list-item>
        <text:list-item>
          <text:p text:style-name="P12"><text:span text:style-name="Strong_20_Emphasis"><text:span text:style-name="T1">Montagemöglichkeiten:</text:span></text:span><text:span text:style-name="T1"> Montageschraubenlöcher oder Klebemöglichkeiten zur Befestigung</text:span></text:p>
        </text:list-item>
      </text:list>
      <text:h text:style-name="P3" text:outline-level="4">Funktionen und Merkmale</text:h>
      <text:list xml:id="list2913416340" text:style-name="L5">
        <text:list-item>
          <text:p text:style-name="P15"><text:span text:style-name="Strong_20_Emphasis"><text:span text:style-name="T1">Individuelle Steuerung:</text:span></text:span><text:span text:style-name="T1"> Jede der 96 LEDs kann unabhängig in Farbe und Helligkeit angesteuert werden.</text:span></text:p>
        </text:list-item>
        <text:list-item>
          <text:p text:style-name="P15"><text:span text:style-name="Strong_20_Emphasis"><text:span text:style-name="T1">Verkettbarkeit:</text:span></text:span><text:span text:style-name="T1"> Unterstützung für Daisy-Chaining, d.h. mehrere LED-Matrizen können seriell verbunden und mit einem einzigen Steuerungssignal betrieben werden.</text:span></text:p>
        </text:list-item>
        <text:list-item>
          <text:p text:style-name="P15"><text:soft-page-break/><text:span text:style-name="Strong_20_Emphasis"><text:span text:style-name="T1">Integrierte Steuerung:</text:span></text:span><text:span text:style-name="T1"> WS2812 LEDs haben integrierte Steuerungselektronik, was die externe Verkabelung und Steuerung vereinfacht.</text:span></text:p>
        </text:list-item>
        <text:list-item>
          <text:p text:style-name="P14"><text:span text:style-name="Strong_20_Emphasis"><text:span text:style-name="T1">Hohe Flexibilität:</text:span></text:span><text:span text:style-name="T1"> Geeignet für dynamische Lichtanzeigen, komplexe Animationen und visuelle Effekte.</text:span></text:p>
        </text:list-item>
      </text:list>
      <text:h text:style-name="P3" text:outline-level="4">Anwendungsbereiche</text:h>
      <text:list xml:id="list252301644" text:style-name="L6">
        <text:list-item>
          <text:p text:style-name="P17"><text:span text:style-name="Strong_20_Emphasis"><text:span text:style-name="T1">Bildung:</text:span></text:span><text:span text:style-name="T1"> Einsatz in Schulen und Bildungseinrichtungen zur Demonstration von Programmierung und Elektronik.</text:span></text:p>
        </text:list-item>
        <text:list-item>
          <text:p text:style-name="P17"><text:span text:style-name="Strong_20_Emphasis"><text:span text:style-name="T1">Datenvisualisierung:</text:span></text:span><text:span text:style-name="T1"> Darstellung von Umweltdaten, wie Temperatur, Luftqualität, etc.</text:span></text:p>
        </text:list-item>
        <text:list-item>
          <text:p text:style-name="P17"><text:span text:style-name="Strong_20_Emphasis"><text:span text:style-name="T1">Dekoration:</text:span></text:span><text:span text:style-name="T1"> Nutzung in DIY-Projekten für dekorative Beleuchtung und visuelle Effekte.</text:span></text:p>
        </text:list-item>
        <text:list-item>
          <text:p text:style-name="P16"><text:span text:style-name="Strong_20_Emphasis"><text:span text:style-name="T1">Informationsanzeigen:</text:span></text:span><text:span text:style-name="T1"> Verwendung in Informationssystemen zur Anzeige von Nachrichten, Uhrzeiten, etc.</text:span></text:p>
        </text:list-item>
      </text:list>
      <text:h text:style-name="P3" text:outline-level="4">Sicherheits- und Nutzungsrichtlinien</text:h>
      <text:list xml:id="list1571197729" text:style-name="L7">
        <text:list-item>
          <text:p text:style-name="P18"><text:span text:style-name="Strong_20_Emphasis"><text:span text:style-name="T1">Betriebssicherheit:</text:span></text:span></text:p>
          <text:list>
            <text:list-item>
              <text:p text:style-name="P23">Achten Sie darauf, die maximale Strombelastung nicht zu überschreiten, um die LEDs nicht zu beschädigen.</text:p>
            </text:list-item>
            <text:list-item>
              <text:p text:style-name="P23">Vermeiden Sie Kurzschlüsse und achten Sie auf die richtige Verkabelung.</text:p>
            </text:list-item>
          </text:list>
        </text:list-item>
        <text:list-item>
          <text:p text:style-name="P18"><text:span text:style-name="Strong_20_Emphasis"><text:span text:style-name="T1">Installation:</text:span></text:span></text:p>
          <text:list>
            <text:list-item>
              <text:p text:style-name="P23">Sorgen Sie für ausreichende Belüftung, um Überhitzung der LEDs und der Elektronik zu vermeiden.</text:p>
            </text:list-item>
            <text:list-item>
              <text:p text:style-name="P24">Bei der Installation sicherstellen, dass keine metallischen Gegenstände die Kontakte berühren.</text:p>
            </text:list-item>
          </text:list>
        </text:list-item>
      </text:list>
      <text:h text:style-name="P3" text:outline-level="4">Verpackung und Lieferung</text:h>
      <text:list xml:id="list4048285747" text:style-name="L8">
        <text:list-item>
          <text:p text:style-name="P20"><text:span text:style-name="Strong_20_Emphasis"><text:span text:style-name="T1">Lieferumfang:</text:span></text:span></text:p>
          <text:list>
            <text:list-item>
              <text:p text:style-name="P25">senseBox LED Matrix Modul mit 8 x 12 WS2812 RGB LEDs</text:p>
            </text:list-item>
            <text:list-item>
              <text:p text:style-name="P25">Verbindungskabel (falls erforderlich)</text:p>
            </text:list-item>
            <text:list-item>
              <text:p text:style-name="P25">Kurzanleitung zur Inbetriebnahme</text:p>
            </text:list-item>
          </text:list>
        </text:list-item>
        <text:list-item>
          <text:p text:style-name="P19"><text:span text:style-name="Strong_20_Emphasis"><text:span text:style-name="T1">Verpackung:</text:span></text:span><text:span text:style-name="T1"> Antistatische Verpackung zum Schutz vor elektrostatischen Entladungen und mechanischen Schäden</text:span></text:p>
        </text:list-item>
      </text:list>
      <text:h text:style-name="P3" text:outline-level="4">Hinweise und Empfehlungen</text:h>
      <text:list xml:id="list3992883739" text:style-name="L9">
        <text:list-item>
          <text:p text:style-name="P22"><text:span text:style-name="Strong_20_Emphasis"><text:span text:style-name="T1">Kompatibilität:</text:span></text:span><text:span text:style-name="T1"> Kompatibel mit senseBox MCU und anderen Mikrocontrollern, die WS2812 LEDs unterstützen.</text:span></text:p>
        </text:list-item>
        <text:list-item>
          <text:p text:style-name="P22"><text:span text:style-name="Strong_20_Emphasis"><text:span text:style-name="T1">Softwareunterstützung:</text:span></text:span><text:span text:style-name="T1"> Nutzung von Bibliotheken wie Adafruit NeoPixel, FastLED, oder spezifische senseBox-Bibliotheken für die Steuerung.</text:span></text:p>
        </text:list-item>
        <text:list-item>
          <text:p text:style-name="P21"><text:span text:style-name="Strong_20_Emphasis"><text:span text:style-name="T1">Wartung:</text:span></text:span><text:span text:style-name="T1"> Überprüfen Sie regelmäßig die LEDs und die Verbindungen auf Anzeichen von Abnutzung oder Beschädigung.</text:span></text:p>
        </text:list-item>
      </text:list>
      <text:p text:style-name="P1"/>
      <text:p text:style-name="Text_20_body"><text:span text:style-name="Strong_20_Emphasis"><text:span text:style-name="T1">Hinweis:</text:span></text:span><text:span text:style-name="T1"> Dieses Datenblatt bietet eine umfassende Übersicht über die technischen Spezifikationen, Funktionen und Anwendungsmöglichkeiten der senseBox LED Matrix mit 8 </text:span><text:soft-page-break/><text:span text:style-name="T1">x 12 WS2812 RGB LEDs.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4:40:15.501034100</meta:creation-date>
    <dc:date>2024-07-30T14:40:56.779419351</dc:date>
    <meta:editing-duration>PT42S</meta:editing-duration>
    <meta:editing-cycles>1</meta:editing-cycles>
    <meta:document-statistic meta:table-count="0" meta:image-count="0" meta:object-count="0" meta:page-count="3" meta:paragraph-count="51" meta:word-count="514" meta:character-count="3894" meta:non-whitespace-character-count="3469"/>
    <meta:generator>LibreOffice/7.3.7.2$Linux_X86_64 LibreOffice_project/30$Build-2</meta:generator>
  </office:meta>
</office:document-meta>
</file>